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OverridingShadowingClassLoaderTests.countElements( Enumeration &lt; ? &gt;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OverridingShadowingClassLoaderTests.testFindsExistingResourceWithGetResourceAsStreamAndNo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OverridingShadowingClassLoaderTests.testFindsExistingResourceWithGetResourceAndNo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OverridingShadowingClassLoaderTests.testDoesNotFindExistingResourceWithGetResourcesAndNull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OverridingShadowingClassLoaderTests.testDoesNotFindExistingResourceWithGetResourceAsStreamAndNull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OverridingShadowingClassLoaderTests.testDoesNotFindExistingResourceWithGetResourceAndNull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OverridingShadowingClassLoaderTests.testFindsExistingResourceWithGetResourcesAndNo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